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, Helvetica, Ari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75204" officeooo:paragraph-rsid="0017520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175204" officeooo:paragraph-rsid="00175204" style:font-size-asian="14pt" style:font-weight-asian="normal" style:font-size-complex="14pt" style:font-weight-complex="normal"/>
    </style:style>
    <style:style style:name="T1" style:family="text">
      <style:text-properties style:font-name="Source Code Pro" fo:font-size="10.5pt" fo:font-style="normal" fo:font-weight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193c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Retraining Inception Model</text:p>
      <text:p text:style-name="P3"/>
      <text:p text:style-name="P3"/>
      <text:p text:style-name="P3">The inception model from <text:span text:style-name="T3">G</text:span>oogle can be retrained and <text:span text:style-name="T3">given the data, it can re</text:span>learn to identify anything.</text:p>
      <text:p text:style-name="P4"/>
      <text:p text:style-name="P4"><text:span text:style-name="T3">This model has been</text:span> retrained to identify an Airplane Vs. Helicopter</text:p>
      <text:p text:style-name="P1"/>
      <text:p text:style-name="P1"/>
      <text:p text:style-name="P3">Prime the environment using the following:<text:line-break/></text:p>
      <text:p text:style-name="Standard">IMAGE_SIZE=224</text:p>
      <text:p text:style-name="Standard">ARCHITECTURE="mobilenet_0.50_${IMAGE_SIZE}"</text:p>
      <text:p text:style-name="Standard"/>
      <text:p text:style-name="P1"/>
      <text:p text:style-name="Standard"><text:span text:style-name="T2">Retrain the model using the following:</text:span><text:line-break/></text:p>
      <text:p text:style-name="Standard">python -m scripts.retrain \</text:p>
      <text:p text:style-name="Standard"><text:s/><text:span text:style-name="T1"><text:s/>--bottleneck_dir=tf_files/bottlenecks \</text:span></text:p>
      <text:p text:style-name="Standard"><text:s text:c="2"/>--how_many_training_steps=500 \</text:p>
      <text:p text:style-name="Standard"><text:s text:c="2"/>--model_dir=tf_files/models/ \</text:p>
      <text:p text:style-name="Standard"><text:s text:c="2"/>--summaries_dir=tf_files/training_summaries/"${ARCHITECTURE}" \</text:p>
      <text:p text:style-name="Standard"><text:s text:c="2"/>--output_graph=tf_files/retrained_graph.pb \</text:p>
      <text:p text:style-name="Standard"><text:s text:c="2"/>--output_labels=tf_files/retrained_labels.txt \</text:p>
      <text:p text:style-name="Standard"><text:s text:c="2"/>--architecture="${ARCHITECTURE}" \</text:p>
      <text:p text:style-name="Standard"><text:s text:c="2"/>--image_dir=tf_files/flower_photos</text:p>
      <text:p text:style-name="Standard"/>
      <text:p text:style-name="Standard"/>
      <text:p text:style-name="P1">Predict using newly trained model, using the following:</text:p>
      <text:p text:style-name="Standard"/>
      <text:p text:style-name="Standard">python -m scripts.label_image \</text:p>
      <text:p text:style-name="Standard"><text:s text:c="4"/><text:span text:style-name="T1">--graph=tf_files/retrained_graph.pb <text:s/>\</text:span></text:p>
      <text:p text:style-name="Standard"><text:s text:c="4"/><text:span text:style-name="T1">--image=tf_files/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, Helvetica, Ari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21:20:54.025848789</meta:creation-date>
    <dc:date>2018-12-24T21:30:42.682058344</dc:date>
    <meta:editing-duration>PT9M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90" meta:character-count="856" meta:non-whitespace-character-count="765"/>
  </office:meta>
</office:document-meta>
</file>